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DrjGiBfEGMN0B22WZ41mux9qlvkmU014xZFp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4:47:32.964303252</meta:creation-date>
    <dc:date>2023-09-19T14:47:52.499124479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